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848cm" fo:margin-left="2.152cm" table:align="left"/>
    </style:style>
    <style:style style:name="Tabla1.A" style:family="table-column">
      <style:table-column-properties style:column-width="4.627cm"/>
    </style:style>
    <style:style style:name="Tabla1.B" style:family="table-column">
      <style:table-column-properties style:column-width="10.222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officeooo:rsid="000a457a" officeooo:paragraph-rsid="000a457a"/>
    </style:style>
    <style:style style:name="P2" style:family="paragraph" style:parent-style-name="Table_20_Contents">
      <style:text-properties officeooo:paragraph-rsid="000a457a"/>
    </style:style>
    <style:style style:name="P3" style:family="paragraph" style:parent-style-name="Table_20_Contents">
      <style:paragraph-properties fo:margin-left="0.3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left="1.2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a457a" officeooo:paragraph-rsid="000a457a" style:text-blinking="false" fo:background-color="transparent"/>
    </style:style>
    <style:style style:name="P5" style:family="paragraph" style:parent-style-name="Table_20_Contents">
      <style:paragraph-properties fo:margin-left="0.37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6" style:family="paragraph" style:parent-style-name="Table_20_Contents">
      <style:paragraph-properties fo:margin-left="0.3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rsid="000b6110" officeooo:paragraph-rsid="000b6110"/>
    </style:style>
    <style:style style:name="P7" style:family="paragraph" style:parent-style-name="Table_20_Contents">
      <style:paragraph-properties fo:margin-left="0.3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c9d5e" officeooo:paragraph-rsid="000c9d5e" style:text-blinking="false" fo:background-color="transparent"/>
    </style:style>
    <style:style style:name="P8" style:family="paragraph" style:parent-style-name="Table_20_Contents">
      <style:paragraph-properties fo:margin-left="0.3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left="1.27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c57f5" officeooo:paragraph-rsid="000c57f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a457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b611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c9d5e" style:text-blinking="false" fo:background-color="transparent" loext:char-shading-value="0"/>
    </style:style>
    <style:style style:name="T5" style:family="text">
      <style:text-properties officeooo:rsid="000a457a"/>
    </style:style>
    <style:style style:name="T6" style:family="text">
      <style:text-properties officeooo:rsid="000a9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168181a-4058-9bef-0361-69fafa52db57"/>ESPECIFICACION DE CASO DE USO DEL SISTEM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aso de Uso</text:p>
          </table:table-cell>
          <table:table-cell table:style-name="Tabla1.A1" office:value-type="string">
            <text:p text:style-name="P4">Iniciar Sesion</text:p>
          </table:table-cell>
        </table:table-row>
        <table:table-row>
          <table:table-cell table:style-name="Tabla1.A1" office:value-type="string">
            <text:p text:style-name="P3">Objetivo</text:p>
          </table:table-cell>
          <table:table-cell table:style-name="Tabla1.A1" office:value-type="string">
            <text:p text:style-name="P4">Ingresar al sistema</text:p>
          </table:table-cell>
        </table:table-row>
        <table:table-row>
          <table:table-cell table:style-name="Tabla1.A1" office:value-type="string">
            <text:p text:style-name="P3">Actores</text:p>
          </table:table-cell>
          <table:table-cell table:style-name="Tabla1.A1" office:value-type="string">
            <text:p text:style-name="P4">Supervisor</text:p>
            <text:p text:style-name="P4">Empleado</text:p>
            <text:p text:style-name="P4">Administrador del sistema</text:p>
            <text:p text:style-name="P4">Administrador</text:p>
          </table:table-cell>
        </table:table-row>
        <table:table-row>
          <table:table-cell table:style-name="Tabla1.A1" office:value-type="string">
            <text:p text:style-name="P3">Precondiciones</text:p>
          </table:table-cell>
          <table:table-cell table:style-name="Tabla1.A1" office:value-type="string">
            <text:p text:style-name="P2"><text:tab/><text:span text:style-name="T2">El usuario debe estar registrado</text:span><text:span text:style-name="T5"> </text:span></text:p>
          </table:table-cell>
        </table:table-row>
        <table:table-row>
          <table:table-cell table:style-name="Tabla1.A1" table:number-columns-spanned="2" office:value-type="string">
            <text:p text:style-name="P3">Flujo Principal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3">1. <text:span text:style-name="T6">Login</text:span></text:p>
            <text:p text:style-name="P8">1.1. <text:span text:style-name="T6">El usuario ingresará su correo asignado y contraseña</text:span></text:p>
            <text:p text:style-name="P7">1.2. El usuario dará click en el botón iniciar sesión</text:p>
            <text:p text:style-name="P5"><text:span text:style-name="T1">1.</text:span><text:span text:style-name="T4">3</text:span><text:span text:style-name="T1">. </text:span><text:span text:style-name="T3">El sistema validará si es correcto o no los datos ingresados.</text:span></text:p>
            <text:p text:style-name="P6"><text:span text:style-name="T3">1.</text:span><text:span text:style-name="T4">4</text:span><text:span text:style-name="T1">. El usuario ingresa al sistema.</text:span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3">Flujo Alternativo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7">En el punto 1.3 si el usuario ingresado no corresponde a ninguno registrado o la contraseña no corresponde a algún usuario, el sistema devolverá un mensaje “Ha ocurrio un error intente nuevamente”</text:p>
          </table:table-cell>
          <table:covered-table-cell/>
        </table:table-row>
        <table:table-row>
          <table:table-cell table:style-name="Tabla1.A1" office:value-type="string">
            <text:p text:style-name="P3">Post-condición</text:p>
          </table:table-cell>
          <table:table-cell table:style-name="Tabla1.A1" office:value-type="string">
            <text:p text:style-name="P9">El usuario tiene acceso al siste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3:25:24.638285850</meta:creation-date>
    <dc:date>2018-06-27T09:59:39.755789903</dc:date>
    <meta:editing-duration>PT4H3M3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111" meta:character-count="699" meta:non-whitespace-character-count="608"/>
  </office:meta>
</office:document-meta>
</file>